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97.26pt"/>
    </style:style>
    <style:style style:name="co4" style:family="table-column">
      <style:table-column-properties fo:break-before="auto" style:column-width="98.79pt"/>
    </style:style>
    <style:style style:name="co5" style:family="table-column">
      <style:table-column-properties fo:break-before="auto" style:column-width="339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ce1"/>
        <table:table-column table:style-name="co2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Activation</text:p>
          </table:table-cell>
          <table:table-cell office:value-type="string" calcext:value-type="string">
            <text:p>Batch_sz</text:p>
          </table:table-cell>
          <table:table-cell office:value-type="string" calcext:value-type="string">
            <text:p>Beta1</text:p>
          </table:table-cell>
          <table:table-cell office:value-type="string" calcext:value-type="string">
            <text:p>Beta2</text:p>
          </table:table-cell>
          <table:table-cell office:value-type="string" calcext:value-type="string">
            <text:p>Decay</text:p>
          </table:table-cell>
          <table:table-cell office:value-type="string" calcext:value-type="string">
            <text:p>Final_cost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oss_Function</text:p>
          </table:table-cell>
          <table:table-cell office:value-type="string" calcext:value-type="string">
            <text:p>Maxepoch</text:p>
          </table:table-cell>
          <table:table-cell office:value-type="string" calcext:value-type="string">
            <text:p>Momentum</text:p>
          </table:table-cell>
          <table:table-cell office:value-type="string" calcext:value-type="string">
            <text:p>Optimizer</text:p>
          </table:table-cell>
          <table:table-cell office:value-type="string" calcext:value-type="string">
            <text:p>Sequence_NN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/>
          <table:table-cell table:style-name="Default"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3146.8972" calcext:value-type="float">
            <text:p>3146.8972</text:p>
          </table:table-cell>
          <table:table-cell table:style-name="ce2" office:value-type="float" office:value="0.0001" calcext:value-type="float">
            <text:p>1.00E-04</text:p>
          </table:table-cell>
          <table:table-cell office:value-type="string" calcext:value-type="string">
            <text:p>OLS</text:p>
          </table:table-cell>
          <table:table-cell office:value-type="float" office:value="5000" calcext:value-type="float">
            <text:p>5000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 office:value-type="string" calcext:value-type="string">
            <text:p>RMS</text:p>
          </table:table-cell>
          <table:table-cell table:style-name="Default" office:value-type="string" calcext:value-type="string">
            <text:p>[100,100,100,100,100,100]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104.07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OLS</text:p>
          </table:table-cell>
          <table:table-cell office:value-type="float" office:value="25000" calcext:value-type="float">
            <text:p>25000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{'O': 1, 'I': 4, 'N1': 100, 'N2': 100, 'N3': 100, 'N4': 100, 'N5': 100, 'N6': 100}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0.8" calcext:value-type="float">
            <text:p>0.8</text:p>
          </table:table-cell>
          <table:table-cell table:style-name="Default"/>
          <table:table-cell table:style-name="Default" office:value-type="float" office:value="1352.3132" calcext:value-type="float">
            <text:p>1352.3132</text:p>
          </table:table-cell>
          <table:table-cell table:style-name="Default" office:value-type="float" office:value="0.0001" calcext:value-type="float">
            <text:p>0.0001</text:p>
          </table:table-cell>
          <table:table-cell table:style-name="Default" office:value-type="string" calcext:value-type="string">
            <text:p>OLS</text:p>
          </table:table-cell>
          <table:table-cell table:style-name="Default" office:value-type="float" office:value="25000" calcext:value-type="float">
            <text:p>25000</text:p>
          </table:table-cell>
          <table:table-cell table:style-name="Default"/>
          <table:table-cell table:style-name="Default" office:value-type="string" calcext:value-type="string">
            <text:p>Adam</text:p>
          </table:table-cell>
          <table:table-cell office:value-type="string" calcext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1790.65</text:p>
          </table:table-cell>
          <table:table-cell office:value="5e-05" office:value-type="float"/>
          <table:table-cell office:value-type="string">
            <text:p>OLS</text:p>
          </table:table-cell>
          <table:table-cell office:value="25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1209.18</text:p>
          </table:table-cell>
          <table:table-cell office:value="5e-05" office:value-type="float"/>
          <table:table-cell office:value-type="string">
            <text:p>OLS</text:p>
          </table:table-cell>
          <table:table-cell office:value="4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616.512</text:p>
          </table:table-cell>
          <table:table-cell office:value="0.0005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588.59</text:p>
          </table:table-cell>
          <table:table-cell office:value="0.0008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591.119</text:p>
          </table:table-cell>
          <table:table-cell office:value="0.001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2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353.658</text:p>
          </table:table-cell>
          <table:table-cell office:value="0.001" office:value-type="float"/>
          <table:table-cell office:value-type="string">
            <text:p>OLS</text:p>
          </table:table-cell>
          <table:table-cell office:value="5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10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314.962</text:p>
          </table:table-cell>
          <table:table-cell office:value="0.001" office:value-type="float"/>
          <table:table-cell office:value-type="string">
            <text:p>OLS</text:p>
          </table:table-cell>
          <table:table-cell office:value="5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50" office:value-type="float"/>
          <table:table-cell office:value="0.5" office:value-type="float"/>
          <table:table-cell office:value="0.8" office:value-type="float"/>
          <table:table-cell office:value-type="string">
            <text:p> </text:p>
          </table:table-cell>
          <table:table-cell office:value-type="string">
            <text:p>0.0936443</text:p>
          </table:table-cell>
          <table:table-cell office:value="0.001" office:value-type="float"/>
          <table:table-cell office:value-type="string">
            <text:p>OLS</text:p>
          </table:table-cell>
          <table:table-cell office:value="20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  <table:table-row>
          <table:table-cell office:value-type="string">
            <text:p>relu</text:p>
          </table:table-cell>
          <table:table-cell office:value="100" office:value-type="float"/>
          <table:table-cell office:value="0.8" office:value-type="float"/>
          <table:table-cell office:value="0.99" office:value-type="float"/>
          <table:table-cell office:value-type="string">
            <text:p> </text:p>
          </table:table-cell>
          <table:table-cell office:value-type="string">
            <text:p>0.56557</text:p>
          </table:table-cell>
          <table:table-cell office:value="0.0001" office:value-type="float"/>
          <table:table-cell office:value-type="string">
            <text:p>OLS</text:p>
          </table:table-cell>
          <table:table-cell office:value="8000" office:value-type="float"/>
          <table:table-cell office:value-type="string">
            <text:p> </text:p>
          </table:table-cell>
          <table:table-cell office:value-type="string">
            <text:p>Adam</text:p>
          </table:table-cell>
          <table:table-cell office:value-type="string">
            <text:p>{'O': 1, 'I': 4, 'N1': 100, 'N2': 100, 'N3': 100, 'N4': 100, 'N5': 100, 'N6': 100}</text:p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3">00/00/0000</text:date>, <text:time style:data-style-name="N2" text:time-value="23:22:47.6815229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3:49:52.134073353</meta:creation-date>
    <dc:date>2018-05-03T12:18:16.057495</dc:date>
    <meta:editing-duration>PT32M10S</meta:editing-duration>
    <meta:editing-cycles>40</meta:editing-cycles>
    <meta:generator>http://pypi.python.org/pypi/ezodf/0.1.0$Python2.7.12 (default, Dec  4 2017, 14:50:18) 
[GCC 5.4.0 20160609]</meta:generator>
    <meta:document-statistic meta:table-count="1" meta:cell-count="44" meta:object-count="0"/>
  </office:meta>
</office:document-meta>
</file>